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StarSymbol" svg:font-family="StarSymbo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6.1146in" fo:margin-left="0.1188in" fo:margin-right="0.459in" table:align="margins"/>
    </style:style>
    <style:style style:name="Table3.A" style:family="table-column">
      <style:table-column-properties style:column-width="2.7396in" style:rel-column-width="29362*"/>
    </style:style>
    <style:style style:name="Table3.B" style:family="table-column">
      <style:table-column-properties style:column-width="1.5938in" style:rel-column-width="17081*"/>
    </style:style>
    <style:style style:name="Table3.C" style:family="table-column">
      <style:table-column-properties style:column-width="1.7813in" style:rel-column-width="19092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ext_20_body_20_indent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ext_20_body">
      <style:paragraph-properties fo:margin-top="0in" fo:margin-bottom="0.0835in"/>
    </style:style>
    <style:style style:name="P7" style:family="paragraph" style:parent-style-name="Text_20_body">
      <style:paragraph-properties fo:margin-top="0in" fo:margin-bottom="0.0835in" fo:text-align="center" style:justify-single-word="false"/>
    </style:style>
    <style:style style:name="P8" style:family="paragraph" style:parent-style-name="Text_20_body">
      <style:paragraph-properties fo:margin-top="0in" fo:margin-bottom="0.0835in" fo:text-align="start" style:justify-single-word="false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 style:master-page-name="">
      <style:paragraph-properties fo:margin-top="0.1665in" fo:margin-bottom="0.0835in" style:page-number="auto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Heading_20_4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 style:page-number="auto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nelchildren</text:h>
      <text:p text:style-name="Text_20_body_20_indent_20_2"><text:span text:style-name="Component">Panelchildren</text:span><text:span text:style-name="Component"><text:span text:style-name="T7"> is used for </text:span></text:span><text:span text:style-name="Component">Panel</text:span><text:span text:style-name="Component"><text:span text:style-name="T7"> component to manage each child who will be shown in the body of </text:span></text:span><text:span text:style-name="Component">Panel</text:span><text:span text:style-name="Component"><text:span text:style-name="T7">. Note that the size of </text:span></text:span><text:span text:style-name="Component">Panelchildren</text:span><text:span text:style-name="Component"><text:span text:style-name="T7"> is automatically calculated by </text:span></text:span><text:span text:style-name="Component">Panel</text:span><text:span text:style-name="Component"><text:span text:style-name="T7"> so both setWidth(String) and setHeight(String) are read-only.</text:span></text:span></text:p>
      <text:p text:style-name="P1"><draw:frame draw:style-name="fr1" draw:name="graphics1" text:anchor-type="paragraph" svg:x="1.9118in" svg:y="0.0937in" svg:width="2.6457in" svg:height="2.7819in" draw:z-index="0"><draw:image xlink:href="../images/Panel.PNG" xlink:type="simple" xlink:show="embed" xlink:actuate="onLoad"/></draw:frame></text:p>
      <text:p text:style-name="Code_20_Indent_20_2">&lt;panel height="100px" width="200px" style="margin-bottom:10px"</text:p>
      <text:p text:style-name="Code_20_Indent_20_2"><text:tab/>title="Panel1" border="normal" maximizable="true"</text:p>
      <text:p text:style-name="Code_20_Indent_20_2"><text:tab/>collapsible="true"&gt;</text:p>
      <text:p text:style-name="Code_20_Indent_20_2"><text:tab/><text:span text:style-name="T3">&lt;panelchildren&gt;</text:span>PanelContent1<text:span text:style-name="T3">&lt;/panelchildren&gt;</text:span></text:p>
      <text:p text:style-name="Code_20_Indent_20_2">&lt;/panel&gt;</text:p>
      <text:p text:style-name="Code_20_Indent_20_2">&lt;panel height="100px" width="200px" framable="true" title="Panel2"</text:p>
      <text:p text:style-name="Code_20_Indent_20_2"><text:tab/>border="normal" maximizable="true" style="margin-bottom:10px"&gt;</text:p>
      <text:p text:style-name="Code_20_Indent_20_2"><text:tab/>&lt;panelchildren&gt;PanelContent2&lt;/panelchildren&gt;</text:p>
      <text:p text:style-name="Code_20_Indent_20_2">&lt;/panel&gt;</text:p>
      <text:h text:style-name="P9" text:outline-level="4">Class Name</text:h>
      <text:p text:style-name="P15"><text:span text:style-name="Source_20_Text"><text:span text:style-name="T2">org.zkoss.zul.Panelchildren</text:span></text:span></text:p>
      <text:h text:style-name="P10" text:outline-level="4">Supported Child Components</text:h>
      <text:p text:style-name="Text_20_body_20_indent_20_2"><text:span text:style-name="Component">*ALL</text:span></text:p>
      <text:h text:style-name="P10" text:outline-level="4">Supported Events</text:h>
      <text:p text:style-name="P11"><text:span text:style-name="Component"><text:span text:style-name="T1"><text:tab/>*None</text:span></text:span></text:p>
      <text:h text:style-name="P13" text:outline-level="4">Properties</text:h>
      <text:p text:style-name="P12"><text:span text:style-name="T1"><text:tab/></text:span><text:span text:style-name="Component"><text:span text:style-name="T1">*None</text:span></text:span></text:p>
      <text:h text:style-name="P10" text:outline-level="4"><text:soft-page-break/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Component">getMoldSclass() </text:span></text:p>
          </table:table-cell>
          <table:table-cell table:style-name="Table3.A2" office:value-type="string">
            <text:p text:style-name="Table_20_Contents"><text:span text:style-name="Component"/></text:p>
          </table:table-cell>
          <table:table-cell table:style-name="Table3.C2" office:value-type="string">
            <text:p text:style-name="P7"><text:span text:style-name="Component"><text:span text:style-name="T4">String</text:span></text:span></text:p>
          </table:table-cell>
        </table:table-row>
        <table:table-row>
          <table:table-cell table:style-name="Table3.A2" office:value-type="string">
            <text:p text:style-name="P16"><text:span text:style-name="Component">getRealSclass() </text:span></text:p>
          </table:table-cell>
          <table:table-cell table:style-name="Table3.A2" office:value-type="string">
            <text:p text:style-name="P16"><text:span text:style-name="Component"><text:span text:style-name="T7">Returns the real style class used for the content block of the panel.</text:span></text:span></text:p>
          </table:table-cell>
          <table:table-cell table:style-name="Table3.C2" office:value-type="string">
            <text:p text:style-name="P7"><text:span text:style-name="Component"><text:span text:style-name="T4">String</text:span></text:span></text:p>
          </table:table-cell>
        </table:table-row>
        <table:table-row>
          <table:table-cell table:style-name="Table3.A2" office:value-type="string">
            <text:p text:style-name="P6"><text:span text:style-name="Source_20_Text">setHeight(java.lang.String height) </text:span></text:p>
          </table:table-cell>
          <table:table-cell table:style-name="Table3.A2" office:value-type="string">
            <text:p text:style-name="P3"><text:span text:style-name="T6"> </text:span><text:span text:style-name="T5">This method is unsupported.</text:span> </text:p>
          </table:table-cell>
          <table:table-cell table:style-name="Table3.C2" office:value-type="string">
            <text:p text:style-name="P7"><text:span text:style-name="Source_20_Text"><text:span text:style-name="T4">void</text:span></text:span></text:p>
          </table:table-cell>
        </table:table-row>
        <table:table-row>
          <table:table-cell table:style-name="Table3.A2" office:value-type="string">
            <text:p text:style-name="Standard"><text:span text:style-name="Source_20_Text">setWidth(java.lang.String width) </text:span></text:p>
          </table:table-cell>
          <table:table-cell table:style-name="Table3.A2" office:value-type="string">
            <text:p text:style-name="P2"><text:span text:style-name="T6"> </text:span><text:span text:style-name="T5">This method is unsupported.</text:span> </text:p>
          </table:table-cell>
          <table:table-cell table:style-name="Table3.C2" office:value-type="string">
            <text:p text:style-name="P7"><text:span text:style-name="Source_20_Text">void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setParent(org.zkoss.zk.ui.Component parent)</text:span></text:p>
          </table:table-cell>
          <table:table-cell table:style-name="Table3.A2" office:value-type="string">
            <text:p text:style-name="Text_20_body"/>
          </table:table-cell>
          <table:table-cell table:style-name="Table3.C2" office:value-type="string">
            <text:p text:style-name="P7"><text:span text:style-name="Source_20_Text">void</text:span></text:p>
          </table:table-cell>
        </table:table-row>
      </table:table>
      <text:p text:style-name="P14"/>
      <text:p text:style-name="P14">Inherited From 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Name</text:p>
            </table:table-cell>
          </table:table-row>
        </table:table-header-rows>
        <table:table-row>
          <table:table-cell table:style-name="Table2.A2" office:value-type="string">
            <text:p text:style-name="P5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5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5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StarSymbol" svg:font-family="StarSymbol"/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 style:page-number="auto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Component" style:family="text" style:parent-style-name="Variable">
      <style:text-properties style:font-name="Courier New2" fo:font-size="12pt" fo:font-style="normal" style:font-name-asian="Courier New3" style:font-size-asian="12pt" style:font-style-asian="normal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creator>Flyworld Wu</dc:creator>
    <dc:date>2008-09-18T12:15:59</dc:date>
    <dc:language>en-US</dc:language>
    <meta:editing-cycles>103</meta:editing-cycles>
    <meta:editing-duration>PT6H20M5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1" meta:word-count="144" meta:character-count="1173"/>
  </office:meta>
</office:document-meta>
</file>